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1" svg:font-family="Monospace"/>
    <style:font-face style:name="Liberation Sans2" svg:font-family="'Liberation Sans'" style:font-family-generic="swiss"/>
    <style:font-face style:name="DejaVu Sans2" svg:font-family="'DejaVu Sans'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ff66" draw:textarea-horizontal-align="justify" draw:textarea-vertical-align="middle" draw:auto-grow-height="false" fo:min-height="26.484cm" fo:min-width="8.852cm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7.904cm"/>
    </style:style>
    <style:style style:name="gr3" style:family="graphic" style:parent-style-name="standard">
      <style:graphic-properties draw:textarea-horizontal-align="justify" draw:textarea-vertical-align="middle" draw:auto-grow-height="false" fo:min-height="3.292cm" fo:min-width="7.8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3.948cm" fo:min-width="7.846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objectwithoutfill">
      <style:graphic-properties svg:stroke-width="0.152cm" svg:stroke-color="#ff3333" draw:marker-start-width="0.432cm" draw:marker-end-width="0.432cm" draw:fill="solid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728cm" fo:min-width="7.846cm"/>
    </style:style>
    <style:style style:name="gr12" style:family="graphic" style:parent-style-name="standard">
      <style:graphic-properties draw:fill="solid" draw:fill-color="#66ff66" draw:textarea-horizontal-align="justify" draw:textarea-vertical-align="middle" draw:auto-grow-height="false" fo:min-height="2.29cm" fo:min-width="7.37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objectwithoutfill">
      <style:graphic-properties svg:stroke-width="0.102cm" svg:stroke-color="#ff33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fill="solid" draw:fill-color="#66ff66" draw:textarea-horizontal-align="justify" draw:textarea-vertical-align="middle" draw:auto-grow-height="false" fo:min-height="1.204cm" fo:min-width="7.374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19cm" fo:min-width="5.8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/>
    </style:style>
    <style:style style:name="gr19" style:family="graphic" style:parent-style-name="standard">
      <style:graphic-properties draw:stroke="none" draw:fill="none" fo:min-height="0.498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cc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66ff66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000000" style:font-name="Monospace1" fo:font-size="12pt" style:text-underline-style="solid" style:text-underline-width="auto" style:text-underline-color="font-color" style:font-name-asian="Monospace1" style:font-size-asian="12pt" style:font-name-complex="Monospace1" style:font-size-complex="1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1" fo:font-size="12pt" fo:font-style="normal" fo:text-shadow="none" style:text-underline-style="solid" style:text-underline-width="auto" style:text-underline-color="font-color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352cm" svg:height="26.734cm" svg:x="76.246cm" svg:y="26.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04cm" svg:height="5.08cm" svg:x="58.674cm" svg:y="23.622cm">
          <text:p text:style-name="P2">curve</text:p>
          <text:p text:style-name="P2">fi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76cm" svg:height="3.542cm" svg:x="58.674cm" svg:y="31.002cm">
          <text:p text:style-name="P2">Calc residual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50.338cm" svg:y="11.756cm">
          <draw:text-box>
            <text:p>rng&lt;pt&gt;</text:p>
          </draw:text-box>
        </draw:frame>
        <draw:custom-shape draw:style-name="gr5" draw:text-style-name="P2" draw:layer="layout" svg:width="8.346cm" svg:height="4.198cm" svg:x="58.704cm" svg:y="41.91cm">
          <text:p text:style-name="P2">Filter outliers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2.916cm" svg:y1="28.656cm" svg:x2="62.916cm" svg:y2="30.988cm">
          <text:p/>
        </draw:line>
        <draw:line draw:style-name="gr6" draw:text-style-name="P4" draw:layer="layout" svg:x1="51.698cm" svg:y1="12.67cm" svg:x2="51.698cm" svg:y2="14.448cm">
          <text:p/>
        </draw:line>
        <draw:frame draw:style-name="gr4" draw:text-style-name="P3" draw:layer="layout" svg:width="1.524cm" svg:height="0.962cm" svg:x="53.398cm" svg:y="11.856cm">
          <draw:text-box>
            <text:p>CT</text:p>
          </draw:text-box>
        </draw:frame>
        <draw:line draw:style-name="gr6" draw:text-style-name="P4" draw:layer="layout" svg:x1="53.898cm" svg:y1="12.67cm" svg:x2="53.898cm" svg:y2="14.448cm">
          <text:p/>
        </draw:line>
        <draw:frame draw:style-name="gr7" draw:text-style-name="P3" draw:layer="layout" svg:width="7.366cm" svg:height="3.806cm" svg:x="81.128cm" svg:y="10.526cm">
          <draw:text-box>
            <text:p><text:span text:style-name="T1">Legend</text:span></text:p>
            <text:p>CT = curve type</text:p>
            <text:p>C = curve</text:p>
            <text:p>rng&lt;pt&gt; = data points</text:p>
            <text:p>Cfg = cfg parameters</text:p>
          </draw:text-box>
        </draw:frame>
        <draw:frame draw:style-name="gr4" draw:text-style-name="P3" draw:layer="layout" svg:width="1.524cm" svg:height="0.962cm" svg:x="55.398cm" svg:y="11.756cm">
          <draw:text-box>
            <text:p>cfg</text:p>
          </draw:text-box>
        </draw:frame>
        <draw:line draw:style-name="gr6" draw:text-style-name="P4" draw:layer="layout" svg:x1="56.098cm" svg:y1="12.63cm" svg:x2="56.098cm" svg:y2="14.454cm">
          <text:p/>
        </draw:line>
        <draw:line draw:style-name="gr8" draw:text-style-name="P4" draw:layer="layout" svg:x1="47.434cm" svg:y1="14.52cm" svg:x2="87.934cm" svg:y2="14.52cm">
          <text:p/>
        </draw:line>
        <draw:line draw:style-name="gr6" draw:text-style-name="P4" draw:layer="layout" svg:x1="56.098cm" svg:y1="24.32cm" svg:x2="58.674cm" svg:y2="24.32cm">
          <text:p/>
        </draw:line>
        <draw:frame draw:style-name="gr9" draw:text-style-name="P3" draw:layer="layout" svg:width="5.08cm" svg:height="1.673cm" svg:x="56.088cm" svg:y="22.352cm">
          <draw:text-box>
            <text:p>EpsAbs</text:p>
            <text:p>EpsRel</text:p>
          </draw:text-box>
        </draw:frame>
        <draw:line draw:style-name="gr10" draw:text-style-name="P4" draw:layer="layout" svg:x1="56.098cm" svg:y1="20.32cm" svg:x2="56.098cm" svg:y2="24.32cm">
          <text:p/>
        </draw:line>
        <draw:line draw:style-name="gr10" draw:text-style-name="P4" draw:layer="layout" svg:x1="53.916cm" svg:y1="20.274cm" svg:x2="53.916cm" svg:y2="31.599cm">
          <text:p/>
        </draw:line>
        <draw:line draw:style-name="gr6" draw:text-style-name="P4" draw:layer="layout" svg:x1="53.916cm" svg:y1="25.87cm" svg:x2="58.674cm" svg:y2="25.87cm">
          <text:p/>
        </draw:line>
        <draw:line draw:style-name="gr10" draw:text-style-name="P4" draw:layer="layout" svg:x1="51.716cm" svg:y1="20.274cm" svg:x2="51.816cm" svg:y2="33.028cm">
          <text:p/>
        </draw:line>
        <draw:line draw:style-name="gr6" draw:text-style-name="P4" draw:layer="layout" svg:x1="51.716cm" svg:y1="27.432cm" svg:x2="58.674cm" svg:y2="27.432cm">
          <text:p/>
        </draw:line>
        <draw:frame draw:style-name="gr4" draw:text-style-name="P3" draw:layer="layout" svg:width="9.836cm" svg:height="0.962cm" svg:x="62.808cm" svg:y="29.364cm">
          <draw:text-box>
            <text:p>CurveParamsT</text:p>
          </draw:text-box>
        </draw:frame>
        <draw:line draw:style-name="gr6" draw:text-style-name="P4" draw:layer="layout" svg:x1="53.916cm" svg:y1="31.599cm" svg:x2="58.674cm" svg:y2="31.599cm">
          <text:p/>
        </draw:line>
        <draw:line draw:style-name="gr6" draw:text-style-name="P4" draw:layer="layout" svg:x1="51.816cm" svg:y1="33.028cm" svg:x2="58.674cm" svg:y2="33.02cm">
          <text:p/>
        </draw:line>
        <draw:line draw:style-name="gr6" draw:text-style-name="P4" draw:layer="layout" svg:x1="65.866cm" svg:y1="36.322cm" svg:x2="65.866cm" svg:y2="37.23cm">
          <text:p/>
        </draw:line>
        <draw:frame draw:style-name="gr9" draw:text-style-name="P3" draw:layer="layout" svg:width="8.128cm" svg:height="1.673cm" svg:x="62.986cm" svg:y="34.564cm">
          <draw:text-box>
            <text:p>pt with residual</text:p>
            <text:p>vector&lt;pair&lt;pt, residual&gt; &gt;</text:p>
          </draw:text-box>
        </draw:frame>
        <draw:line draw:style-name="gr6" draw:text-style-name="P4" draw:layer="layout" svg:x1="67.056cm" svg:y1="44.012cm" svg:x2="76.946cm" svg:y2="44.012cm">
          <text:p/>
        </draw:line>
        <draw:frame draw:style-name="gr9" draw:text-style-name="P3" draw:layer="layout" svg:width="8.128cm" svg:height="1.673cm" svg:x="67.21cm" svg:y="42.397cm">
          <draw:text-box>
            <text:p>Removed </text:p>
            <text:p>vector&lt;pair&lt;pt, residual&gt; &gt;</text:p>
          </draw:text-box>
        </draw:frame>
        <draw:line draw:style-name="gr6" draw:text-style-name="P4" draw:layer="layout" svg:x1="65.076cm" svg:y1="46.108cm" svg:x2="65.154cm" svg:y2="50.664cm">
          <text:p/>
        </draw:line>
        <draw:frame draw:style-name="gr4" draw:text-style-name="P3" draw:layer="layout" svg:width="2.872cm" svg:height="0.962cm" svg:x="65.076cm" svg:y="46.632cm">
          <draw:text-box>
            <text:p>rng&lt;pt&gt;</text:p>
          </draw:text-box>
        </draw:frame>
        <draw:custom-shape draw:style-name="gr11" draw:text-style-name="P2" draw:layer="layout" svg:width="8.346cm" svg:height="5.978cm" svg:x="58.704cm" svg:y="50.664cm">
          <text:p text:style-name="P2">„Finish logic“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3.076cm" svg:y1="56.608cm" svg:x2="63.076cm" svg:y2="59.856cm">
          <text:p/>
        </draw:line>
        <draw:frame draw:style-name="gr4" draw:text-style-name="P3" draw:layer="layout" svg:width="3.634cm" svg:height="0.962cm" svg:x="63.076cm" svg:y="57.232cm">
          <draw:text-box>
            <text:p>Success</text:p>
          </draw:text-box>
        </draw:frame>
        <draw:frame draw:style-name="gr4" draw:text-style-name="P3" draw:layer="layout" svg:width="3.634cm" svg:height="0.962cm" svg:x="55.342cm" svg:y="52.61cm">
          <draw:text-box>
            <text:p>Continue</text:p>
          </draw:text-box>
        </draw:frame>
        <draw:frame draw:style-name="gr9" draw:text-style-name="P3" draw:layer="layout" svg:width="9.42cm" svg:height="1.673cm" svg:x="67.142cm" svg:y="54.11cm">
          <draw:text-box>
            <text:p>Failure</text:p>
            <text:p>throw CurveFitExceptionT()</text:p>
          </draw:text-box>
        </draw:frame>
        <draw:line draw:style-name="gr6" draw:text-style-name="P4" draw:layer="layout" svg:x1="67.056cm" svg:y1="55.846cm" svg:x2="98.298cm" svg:y2="55.796cm">
          <text:p/>
        </draw:line>
        <draw:line draw:style-name="gr10" draw:text-style-name="P4" draw:layer="layout" svg:x1="58.704cm" svg:y1="53.626cm" svg:x2="50.038cm" svg:y2="53.626cm">
          <text:p/>
        </draw:line>
        <draw:line draw:style-name="gr10" draw:text-style-name="P4" draw:layer="layout" svg:x1="50.038cm" svg:y1="53.626cm" svg:x2="49.784cm" svg:y2="23.622cm">
          <text:p/>
        </draw:line>
        <draw:line draw:style-name="gr6" draw:text-style-name="P4" draw:layer="layout" svg:x1="49.784cm" svg:y1="23.622cm" svg:x2="51.816cm" svg:y2="23.622cm">
          <text:p/>
        </draw:line>
        <draw:frame draw:style-name="gr4" draw:text-style-name="P3" draw:layer="layout" svg:width="1.348cm" svg:height="0.962cm" svg:x="76.112cm" svg:y="42.784cm">
          <draw:text-box>
            <text:p><text:span text:style-name="T2">∑</text:span></text:p>
          </draw:text-box>
        </draw:frame>
        <draw:custom-shape draw:style-name="gr12" draw:text-style-name="P5" draw:layer="layout" svg:width="7.874cm" svg:height="2.54cm" svg:x="76.946cm" svg:y="42.784cm">
          <text:p text:style-name="P2">Removed outliers</text:p>
          <text:p text:style-name="P2"/>
          <text:p text:style-name="P2">vector&lt;pair&lt;pt, residual&gt; &gt;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5.598cm" svg:y1="39.622cm" svg:x2="98.298cm" svg:y2="39.622cm">
          <text:p/>
        </draw:line>
        <draw:frame draw:style-name="gr13" draw:text-style-name="P3" draw:layer="layout" svg:width="6.188cm" svg:height="2.384cm" svg:x="63.408cm" svg:y="60.727cm">
          <draw:text-box>
            <text:p>Return value</text:p>
            <text:p><text:s text:c="2"/>-Curve param</text:p>
          </draw:text-box>
        </draw:frame>
        <draw:frame draw:style-name="gr9" draw:text-style-name="P3" draw:layer="layout" svg:width="14.9cm" svg:height="1.673cm" svg:x="67.042cm" svg:y="23.476cm">
          <draw:text-box>
            <text:p>Failure</text:p>
            <text:p>throw CurveFitExceptionT()</text:p>
          </draw:text-box>
        </draw:frame>
        <draw:line draw:style-name="gr6" draw:text-style-name="P4" draw:layer="layout" svg:x1="67.056cm" svg:y1="25.112cm" svg:x2="98.298cm" svg:y2="25.04cm">
          <text:p/>
        </draw:line>
        <draw:line draw:style-name="gr8" draw:text-style-name="P4" draw:layer="layout" svg:x1="47.372cm" svg:y1="59.92cm" svg:x2="87.934cm" svg:y2="59.92cm">
          <text:p/>
        </draw:line>
        <draw:line draw:style-name="gr8" draw:text-style-name="P4" draw:layer="layout" svg:x1="87.934cm" svg:y1="59.92cm" svg:x2="87.934cm" svg:y2="14.52cm">
          <text:p/>
        </draw:line>
        <draw:line draw:style-name="gr8" draw:text-style-name="P4" draw:layer="layout" svg:x1="47.372cm" svg:y1="59.92cm" svg:x2="47.434cm" svg:y2="14.52cm">
          <text:p/>
        </draw:line>
        <draw:g>
          <draw:line draw:style-name="gr14" draw:text-style-name="P4" draw:layer="layout" svg:x1="97.56cm" svg:y1="55.149cm" svg:x2="98.83cm" svg:y2="56.419cm">
            <text:p/>
          </draw:line>
          <draw:line draw:style-name="gr14" draw:text-style-name="P4" draw:layer="layout" svg:x1="97.56cm" svg:y1="56.419cm" svg:x2="98.83cm" svg:y2="55.149cm">
            <text:p/>
          </draw:line>
        </draw:g>
        <draw:g>
          <draw:line draw:style-name="gr14" draw:text-style-name="P4" draw:layer="layout" svg:x1="97.56cm" svg:y1="24.349cm" svg:x2="98.83cm" svg:y2="25.619cm">
            <text:p/>
          </draw:line>
          <draw:line draw:style-name="gr14" draw:text-style-name="P4" draw:layer="layout" svg:x1="97.56cm" svg:y1="25.619cm" svg:x2="98.83cm" svg:y2="24.349cm">
            <text:p/>
          </draw:line>
        </draw:g>
        <draw:line draw:style-name="gr6" draw:text-style-name="P4" draw:layer="layout" svg:x1="63.076cm" svg:y1="59.856cm" svg:x2="63.076cm" svg:y2="63.412cm">
          <text:p/>
        </draw:line>
        <draw:line draw:style-name="gr6" draw:text-style-name="P4" draw:layer="layout" svg:x1="65.88cm" svg:y1="40.64cm" svg:x2="76.946cm" svg:y2="40.64cm">
          <text:p/>
        </draw:line>
        <draw:custom-shape draw:style-name="gr15" draw:text-style-name="P5" draw:layer="layout" svg:width="7.874cm" svg:height="1.454cm" svg:x="76.946cm" svg:y="39.902cm">
          <text:p text:style-name="P2">Outlier boundary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3.387cm" svg:height="0.963cm" svg:x="89.662cm" svg:y="14.774cm">
          <draw:text-box>
            <text:p>maxNumFitIter – will be hard coded</text:p>
          </draw:text-box>
        </draw:frame>
        <draw:line draw:style-name="gr6" draw:text-style-name="P4" draw:layer="layout" svg:x1="60.414cm" svg:y1="48.514cm" svg:x2="60.414cm" svg:y2="50.664cm">
          <text:p/>
        </draw:line>
        <draw:custom-shape draw:style-name="gr17" draw:text-style-name="P7" draw:layer="layout" svg:width="6.32cm" svg:height="2.44cm" svg:x="62.704cm" svg:y="37.192cm">
          <text:p text:style-name="P7">Calc outlier</text:p>
          <text:p text:style-name="P7">boundary (first time)</text:p>
          <text:p text:style-name="P2">(use list of residuals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5.88cm" svg:y1="39.644cm" svg:x2="65.88cm" svg:y2="41.93cm">
          <text:p/>
        </draw:line>
        <draw:frame draw:style-name="gr4" draw:text-style-name="P3" draw:layer="layout" svg:width="8.128cm" svg:height="0.962cm" svg:x="66.04cm" svg:y="39.664cm">
          <draw:text-box>
            <text:p>Outlier boundary</text:p>
          </draw:text-box>
        </draw:frame>
        <draw:line draw:style-name="gr10" draw:text-style-name="P4" draw:layer="layout" svg:x1="62.986cm" svg:y1="34.544cm" svg:x2="62.986cm" svg:y2="36.314cm">
          <text:p/>
        </draw:line>
        <draw:line draw:style-name="gr10" draw:text-style-name="P4" draw:layer="layout" svg:x1="59.766cm" svg:y1="36.314cm" svg:x2="62.986cm" svg:y2="36.314cm">
          <text:p/>
        </draw:line>
        <draw:line draw:style-name="gr10" draw:text-style-name="P4" draw:layer="layout" svg:x1="65.878cm" svg:y1="36.322cm" svg:x2="62.986cm" svg:y2="36.314cm">
          <text:p/>
        </draw:line>
        <draw:line draw:style-name="gr6" draw:text-style-name="P4" draw:layer="layout" svg:x1="59.778cm" svg:y1="36.322cm" svg:x2="59.778cm" svg:y2="41.91cm">
          <text:p/>
        </draw:line>
        <draw:line draw:style-name="gr6" draw:text-style-name="P4" draw:layer="layout" svg:x1="67.078cm" svg:y1="27.855cm" svg:x2="76.946cm" svg:y2="27.94cm">
          <text:p/>
        </draw:line>
        <draw:frame draw:style-name="gr18" draw:text-style-name="P3" draw:layer="layout" svg:width="7.112cm" svg:height="1.266cm" svg:x="67.026cm" svg:y="26.939cm">
          <draw:text-box>
            <text:p>numIterRequired</text:p>
          </draw:text-box>
        </draw:frame>
        <draw:custom-shape draw:style-name="gr15" draw:text-style-name="P5" draw:layer="layout" svg:width="7.874cm" svg:height="1.454cm" svg:x="76.946cm" svg:y="27.202cm">
          <text:p text:style-name="P2">numIterRequired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48cm" svg:height="0.962cm" svg:x="76.112cm" svg:y="26.784cm">
          <draw:text-box>
            <text:p><text:span text:style-name="T2">∑</text:span></text:p>
          </draw:text-box>
        </draw:frame>
        <draw:line draw:style-name="gr10" draw:text-style-name="P4" draw:layer="layout" svg:x1="56.098cm" svg:y1="24.32cm" svg:x2="56.388cm" svg:y2="48.514cm">
          <text:p/>
        </draw:line>
        <draw:line draw:style-name="gr10" draw:text-style-name="P4" draw:layer="layout" svg:x1="60.414cm" svg:y1="48.514cm" svg:x2="56.388cm" svg:y2="48.514cm">
          <text:p/>
        </draw:line>
        <draw:frame draw:style-name="gr19" draw:text-style-name="P9" draw:layer="layout" svg:width="6.598cm" svg:height="0.748cm" svg:x="56.34cm" svg:y="47.652cm">
          <draw:text-box>
            <text:p text:style-name="P8"><text:span text:style-name="T3">MaxAcceptedOutliersPerc</text:span></text:p>
          </draw:text-box>
        </draw:frame>
        <draw:custom-shape draw:style-name="gr15" draw:text-style-name="P5" draw:layer="layout" svg:width="7.874cm" svg:height="1.454cm" svg:x="76.946cm" svg:y="50.902cm">
          <text:p text:style-name="P2">matchedDataPoint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7.05cm" svg:y1="51.624cm" svg:x2="76.946cm" svg:y2="51.624cm">
          <text:p/>
        </draw:line>
        <draw:custom-shape draw:style-name="gr2" draw:text-style-name="P2" draw:layer="layout" svg:width="8.404cm" svg:height="5.08cm" svg:x="49.798cm" svg:y="15.248cm">
          <text:p text:style-name="P2">Check inputs</text:p>
          <text:p text:style-name="P2"/>
          <text:p text:style-name="P10">-sufficient number of pts</text:p>
          <text:p text:style-name="P10">-curve type valid</text:p>
          <text:p text:style-name="P10">-eps valid</text:p>
          <text:p text:style-name="P10">-accepted outliers valid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1.698cm" svg:y1="14.448cm" svg:x2="51.698cm" svg:y2="15.248cm">
          <text:p/>
        </draw:line>
        <draw:line draw:style-name="gr10" draw:text-style-name="P4" draw:layer="layout" svg:x1="53.898cm" svg:y1="14.448cm" svg:x2="53.898cm" svg:y2="15.248cm">
          <text:p/>
        </draw:line>
        <draw:line draw:style-name="gr10" draw:text-style-name="P4" draw:layer="layout" svg:x1="56.098cm" svg:y1="14.448cm" svg:x2="56.098cm" svg:y2="15.248cm">
          <text:p/>
        </draw:line>
        <draw:frame draw:style-name="gr9" draw:text-style-name="P3" draw:layer="layout" svg:width="14.9cm" svg:height="1.673cm" svg:x="58.368cm" svg:y="17.002cm">
          <draw:text-box>
            <text:p>Failure</text:p>
            <text:p>throw CurveFitExceptionT()</text:p>
          </draw:text-box>
        </draw:frame>
        <draw:line draw:style-name="gr6" draw:text-style-name="P4" draw:layer="layout" svg:x1="58.202cm" svg:y1="18.542cm" svg:x2="98.324cm" svg:y2="18.566cm">
          <text:p/>
        </draw:line>
        <draw:g>
          <draw:line draw:style-name="gr14" draw:text-style-name="P4" draw:layer="layout" svg:x1="97.586cm" svg:y1="17.875cm" svg:x2="98.856cm" svg:y2="19.145cm">
            <text:p/>
          </draw:line>
          <draw:line draw:style-name="gr14" draw:text-style-name="P4" draw:layer="layout" svg:x1="97.586cm" svg:y1="19.145cm" svg:x2="98.856cm" svg:y2="17.875cm">
            <text:p/>
          </draw:line>
        </draw:g>
        <draw:frame draw:style-name="gr4" draw:text-style-name="P3" draw:layer="layout" svg:width="1.524cm" svg:height="0.962cm" svg:x="53.898cm" svg:y="20.256cm">
          <draw:text-box>
            <text:p>C</text:p>
          </draw:text-box>
        </draw:frame>
        <draw:frame draw:style-name="gr18" draw:text-style-name="P3" draw:layer="layout" svg:width="9.352cm" svg:height="1.266cm" svg:x="76.246cm" svg:y="25.518cm">
          <draw:text-box>
            <text:p>FocusCurveFitSummaryT</text:p>
          </draw:text-box>
        </draw:frame>
        <draw:frame draw:style-name="gr18" draw:text-style-name="P11" draw:layer="layout" svg:width="18.542cm" svg:height="1.266cm" svg:x="57.658cm" svg:y="13.462cm">
          <draw:text-box>
            <text:p><text:span text:style-name="T4">fitFocusCurve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1" svg:font-family="Monospace"/>
    <style:font-face style:name="Liberation Sans2" svg:font-family="'Liberation Sans'" style:font-family-generic="swiss"/>
    <style:font-face style:name="DejaVu Sans2" svg:font-family="'DejaVu Sans'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399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66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0.8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135cm" fo:margin-bottom="0cm" fo:text-indent="0cm"/>
      <style:text-properties fo:font-size="149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01cm" fo:margin-bottom="0cm" fo:text-indent="0cm"/>
      <style:text-properties fo:font-size="128.1000061035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67cm" fo:margin-bottom="0cm" fo:text-indent="0cm"/>
      <style:text-properties fo:font-size="106.6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33cm" fo:margin-bottom="0cm" fo:text-indent="0cm"/>
      <style:text-properties fo:font-size="106.6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33cm" fo:margin-bottom="0cm" fo:text-indent="0cm"/>
      <style:text-properties fo:font-size="106.6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33cm" fo:margin-bottom="0cm" fo:text-indent="0cm"/>
      <style:text-properties fo:font-size="106.6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33cm" fo:margin-bottom="0cm" fo:text-indent="0cm"/>
      <style:text-properties fo:font-size="106.6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33cm" fo:margin-bottom="0cm" fo:text-indent="0cm"/>
      <style:text-properties fo:font-size="106.6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4.89999389648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7.006cm" svg:height="14.038cm" svg:x="5.944cm" svg:y="3.353cm" presentation:class="title" presentation:placeholder="true">
        <draw:text-box/>
      </draw:frame>
      <draw:frame presentation:style-name="Default-outline1" draw:layer="backgroundobjects" svg:width="107.006cm" svg:height="48.773cm" svg:x="5.944cm" svg:y="19.676cm" presentation:class="outline" presentation:placeholder="true">
        <draw:text-box/>
      </draw:frame>
      <draw:frame presentation:style-name="Mpr1" draw:text-style-name="MP2" draw:layer="backgroundobjects" svg:width="27.699cm" svg:height="5.794cm" svg:x="5.944cm" svg:y="76.6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687cm" svg:height="5.794cm" svg:x="40.663cm" svg:y="76.6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699cm" svg:height="5.794cm" svg:x="85.251cm" svg:y="76.6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4T12:09:56.384965454</meta:creation-date>
    <meta:generator>LibreOffice/6.3.0.2$Linux_X86_64 LibreOffice_project/30$Build-2</meta:generator>
    <dc:date>2019-08-24T23:04:08.250301630</dc:date>
    <meta:editing-duration>PT10H38M20S</meta:editing-duration>
    <meta:editing-cycles>82</meta:editing-cycles>
    <meta:document-statistic meta:object-count="109"/>
  </office:meta>
</office:document-meta>
</file>